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queFieldJXPathBinding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queFieldJXPathBinding.getConvertor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queFieldJXPathBinding.UniqueFieldJXPathBinding( JXPathBindingBuilderBase . CommonAttributes commonAtts , String widgetId , String xpath , Convertor convertor , Locale convertor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iqueFieldJXPathBinding.doLoad( Widget frmModel , JXPathContext jxp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UniqueFieldJXPathBinding.getFiel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queFieldJXPathBinding.doSave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niqueFieldJXPathBinding.get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queField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